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E700000082459CFDDF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3cm" svg:height="3.026cm" svg:x="1.675cm" svg:y="0.93cm">
          <draw:image xlink:href="Pictures/20000002000000E700000082459CFDDF.eps" xlink:type="simple" xlink:show="embed" xlink:actuate="onLoad">
            <text:p/>
          </draw:image>
        </draw:frame>
        <draw:frame draw:style-name="gr2" draw:text-style-name="P2" draw:layer="layout" svg:width="1.188cm" svg:height="0.911cm" svg:x="7.137cm" svg:y="0.311cm">
          <draw:text-box>
            <text:p><text:span text:style-name="T1">ڈایوڈ</text:span></text:p>
          </draw:text-box>
        </draw:frame>
        <draw:frame draw:style-name="gr2" draw:text-style-name="P2" draw:layer="layout" svg:width="0.968cm" svg:height="0.911cm" svg:x="7.214cm" svg:y="1.512cm">
          <draw:text-box>
            <text:p><text:span text:style-name="T1">زینر</text:span></text:p>
          </draw:text-box>
        </draw:frame>
        <draw:frame draw:style-name="gr2" draw:text-style-name="P2" draw:layer="layout" svg:width="1.497cm" svg:height="0.911cm" svg:x="6.839cm" svg:y="2.803cm">
          <draw:text-box>
            <text:p><text:span text:style-name="T1">شاٹکی</text:span></text:p>
          </draw:text-box>
        </draw:frame>
        <draw:frame draw:style-name="gr2" draw:text-style-name="P2" draw:layer="layout" svg:width="1.399cm" svg:height="0.911cm" svg:x="4.014cm" svg:y="0.352cm">
          <draw:text-box>
            <text:p><text:span text:style-name="T1">وریکٹر</text:span></text:p>
          </draw:text-box>
        </draw:frame>
        <draw:frame draw:style-name="gr2" draw:text-style-name="P2" draw:layer="layout" svg:width="1.217cm" svg:height="0.911cm" svg:x="1.278cm" svg:y="3.824cm">
          <draw:text-box>
            <text:p><text:span text:style-name="T1">نوری</text:span></text:p>
          </draw:text-box>
        </draw:frame>
        <draw:frame draw:style-name="gr2" draw:text-style-name="P2" draw:layer="layout" svg:width="1.069cm" svg:height="0.911cm" svg:x="3.123cm" svg:y="3.824cm">
          <draw:text-box>
            <text:p><text:span text:style-name="T1">فوٹ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